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20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21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22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23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24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25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26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27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29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30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31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>
      <style:text-properties fo:font-size="15pt" style:font-size-asian="15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41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42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43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44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4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4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5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2612942803159286124" text:style-name="L1">
        <text:list-item>
          <text:p text:style-name="P41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6809806566365029135" text:style-name="L2">
              <text:list-item>
                <text:p text:style-name="P19">３匹とも来る。</text:p>
              </text:list-item>
              <text:list-item>
                <text:p text:style-name="P19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19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5733999613245303081" text:style-name="L3">
              <text:list-item>
                <text:p text:style-name="P20">身体、捻り（左右）</text:p>
              </text:list-item>
              <text:list-item>
                <text:p text:style-name="P20">片足ずつ、両手で胸へ引き上げる</text:p>
              </text:list-item>
              <text:list-item>
                <text:p text:style-name="P20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8986691802745023504" text:style-name="L4">
              <text:list-item>
                <text:p text:style-name="P21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21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7750227675449670153" text:style-name="L5">
              <text:list-item>
                <text:p text:style-name="P22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5023992873452028533" text:style-name="L6">
        <text:list-item>
          <text:p text:style-name="P42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5386445274624811492" text:style-name="L7">
              <text:list-item>
                <text:p text:style-name="P23">ドンは来ない。クロ、来ない。</text:p>
              </text:list-item>
              <text:list-item>
                <text:p text:style-name="P23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6391017868332841900" text:style-name="L8">
        <text:list-item>
          <text:p text:style-name="P43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6890520335934077062" text:style-name="L9">
              <text:list-item>
                <text:p text:style-name="P24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24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27372260" text:continue-list="list6391017868332841900" text:style-name="L8">
        <text:list-item>
          <text:p text:style-name="P43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132498510430239633" text:style-name="L10">
              <text:list-item>
                <text:p text:style-name="P25">ドン、来る。擁壁の上から、歩道そばまで、伝い歩いて来る。</text:p>
              </text:list-item>
              <text:list-item>
                <text:p text:style-name="P25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1887873388782687604" text:style-name="L11">
              <text:list-item>
                <text:p text:style-name="P26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6360604474115681451" text:style-name="L12">
              <text:list-item>
                <text:p text:style-name="P27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5688719912030548103" text:style-name="L13">
              <text:list-item>
                <text:p text:style-name="P28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1351396794580569376" text:style-name="L14">
        <text:list-item>
          <text:p text:style-name="P44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6401962987561384392" text:style-name="L15">
              <text:list-item>
                <text:p text:style-name="P29">ドンのみ、７時半の回には来た。</text:p>
                <text:list>
                  <text:list-item>
                    <text:p text:style-name="P29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29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29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29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29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3770526403220528539" text:style-name="L16">
              <text:list-item>
                <text:p text:style-name="P30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2531810917366329452" text:style-name="L17">
              <text:list-item>
                <text:p text:style-name="P31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3562753246226968702" text:style-name="L18">
              <text:list-item>
                <text:p text:style-name="P32">散髪。４時すぎだったか。今回は、タオルを持参するのを、思い出した。道具一式を持って、下へお利用とした時。</text:p>
              </text:list-item>
              <text:list-item>
                <text:p text:style-name="P32">机上の、物の配置。変えた。ディスプレイを、真ん中に。鉛筆立てを入れてある箱は、左端へ。</text:p>
              </text:list-item>
              <text:list-item>
                <text:p text:style-name="P32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27364095" text:continue-list="list27372260" text:style-name="L8">
        <text:list-item>
          <text:p text:style-name="P43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3676310189289345047" text:style-name="L19">
              <text:list-item>
                <text:p text:style-name="P33">ドン。来ない</text:p>
              </text:list-item>
              <text:list-item>
                <text:p text:style-name="P33">ミケ、クロ。来る。</text:p>
              </text:list-item>
              <text:list-item>
                <text:p text:style-name="P33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6663232412144778317" text:style-name="L23">
              <text:list-item>
                <text:p text:style-name="P37">ウェスト氏のアルバムからの１曲。”Journey”。音楽の意味を、知らされた。</text:p>
              </text:list-item>
              <text:list-item>
                <text:p text:style-name="P37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4196411506983334189" text:style-name="L20">
              <text:list-item>
                <text:p text:style-name="P34">コーネル・ウェスト氏の動画を観た。同氏の音楽アルバムの曲を１つ、聴いた。</text:p>
              </text:list-item>
              <text:list-item>
                <text:p text:style-name="P34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6370074037063350230" text:style-name="L21">
              <text:list-item>
                <text:p text:style-name="P35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5241373535743814856" text:style-name="L22">
              <text:list-item>
                <text:p text:style-name="P36">本。『光合成の世界』。化学式がわかるようになった。いくつかの分子。それらの化学式を、書き写した。</text:p>
              </text:list-item>
              <text:list-item>
                <text:p text:style-name="P36">本。『大学』。読み終えたのは、一昨日か。朱子の、『章句』の箇所も、読んだ。</text:p>
              </text:list-item>
              <text:list-item>
                <text:p text:style-name="P36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>@@@</text:p>
      <text:p text:style-name="P1">------------------------------------------------------------</text:p>
      <text:p text:style-name="P6">[XXX]</text:p>
      <text:list xml:id="list27380531" text:continue-list="list27364095" text:style-name="L8">
        <text:list-item>
          <text:p text:style-name="P43">XX/XX XX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/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p text:style-name="P13"/>
          </table:table-cell>
        </table:table-row>
      </table:table>
      <text:p text:style-name="P8"/>
      <text:p text:style-name="P11"><text:span text:style-name="T1">明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ext:p text:style-name="P5"><text:soft-page-break/></text:p>
      <text:p text:style-name="P2">--------------------------------------------- [TEMPLATE]</text:p>
      <text:p text:style-name="P1">------------------------------------------------------------</text:p>
      <text:p text:style-name="P6">[XXX]</text:p>
      <text:list xml:id="list27383393" text:continue-numbering="true" text:style-name="L8">
        <text:list-item>
          <text:p text:style-name="P4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1"><text:span text:style-name="T1">明</text:span><text:span text:style-name="T1">日</text:span></text:p>
      <text:p text:style-name="P7"/>
      <text:p text:style-name="P8">明日の、その先</text:p>
      <text:p text:style-name="P7"/>
      <text:p text:style-name="P6">[/ XXX]</text:p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ext:soft-page-break/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2-24T07:16:33.62</dc:date>
    <dc:creator>iwabuchi ken</dc:creator>
    <meta:editing-duration>PT12H10M34S</meta:editing-duration>
    <meta:editing-cycles>99</meta:editing-cycles>
    <meta:generator>OpenOffice/4.1.3$Win32 OpenOffice.org_project/413m1$Build-9783</meta:generator>
    <meta:document-statistic meta:table-count="12" meta:image-count="0" meta:object-count="0" meta:page-count="12" meta:paragraph-count="307" meta:word-count="3363" meta:character-count="4617"/>
  </office:meta>
</office:document-meta>
</file>